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yMath.java:</text:span></text:p>
      <text:p text:style-name="P1"><text:span text:style-name="T2"/></text:p>
      <text:p text:style-name="P1"><text:span text:style-name="T3">package math; </text:span></text:p>
      <text:p text:style-name="P1"><text:span text:style-name="T4"/></text:p>
      <text:p text:style-name="P1"><text:span text:style-name="T5">public class MyMath { </text:span></text:p>
      <text:p text:style-name="P1"><text:span text:style-name="T5"><text:s text:c="2"/>public int multi(int number1, int number2) { </text:span></text:p>
      <text:p text:style-name="P1"><text:span text:style-name="T5"><text:s text:c="4"/>return number1 * number2; </text:span></text:p>
      <text:p text:style-name="P1"><text:span text:style-name="T5"><text:s text:c="2"/>} </text:span></text:p>
      <text:p text:style-name="P1"><text:span text:style-name="T5">} </text:span></text:p>
      <text:p text:style-name="P1"><text:span text:style-name="T6"/></text:p>
      <text:p text:style-name="P1"><text:span text:style-name="T7">Main.java:</text:span></text:p>
      <text:p text:style-name="P1"><text:span text:style-name="T8"/></text:p>
      <text:p text:style-name="P1"><text:span text:style-name="T9">package test; </text:span></text:p>
      <text:p text:style-name="P1"><text:span text:style-name="T10"/></text:p>
      <text:p text:style-name="P1"><text:span text:style-name="T11">import math.MyMath; </text:span></text:p>
      <text:p text:style-name="P1"><text:span text:style-name="T12"/></text:p>
      <text:p text:style-name="P1"><text:span text:style-name="T13">public class Main { </text:span></text:p>
      <text:p text:style-name="P1"><text:span text:style-name="T13"><text:s text:c="2"/>public static void main(String[] args) { </text:span></text:p>
      <text:p text:style-name="P1"><text:span text:style-name="T13"><text:s text:c="4"/>MyMath math = new MyMath(); </text:span></text:p>
      <text:p text:style-name="P1"><text:span text:style-name="T13"><text:s text:c="4"/>System.out.println("Result is: " + math.multi(5, 10)); </text:span></text:p>
      <text:p text:style-name="P1"><text:span text:style-name="T13"><text:s text:c="2"/>} </text:span></text:p>
      <text:p text:style-name="P1"><text:span text:style-name="T13">} </text:span></text:p>
      <text:p text:style-name="P1"><text:span text:style-name="T14"/></text:p>
      <text:p text:style-name="P1"><text:span text:style-name="T15">build.xml:</text:span></text:p>
      <text:p text:style-name="P1"><text:span text:style-name="T16"/></text:p>
      <text:p text:style-name="P1"><text:span text:style-name="T17">&lt;?xml version="1.0"?&gt; </text:span></text:p>
      <text:p text:style-name="P1"><text:span text:style-name="T17">&lt;project name="Ant-Test" default="main" basedir="."&gt; </text:span></text:p>
      <text:p text:style-name="P1"><text:span text:style-name="T17"><text:s text:c="2"/>&lt;!-- Sets variables which can later be used. --&gt; </text:span></text:p>
      <text:p text:style-name="P1"><text:span text:style-name="T17"><text:s text:c="2"/>&lt;!-- The value of a property is accessed via ${} --&gt; </text:span></text:p>
      <text:p text:style-name="P1"><text:span text:style-name="T17"><text:s text:c="2"/>&lt;property name="src.dir" location="src" /&gt; </text:span></text:p>
      <text:p text:style-name="P1"><text:span text:style-name="T17"><text:s text:c="2"/>&lt;property name="build.dir" location="bin" /&gt; </text:span></text:p>
      <text:p text:style-name="P1"><text:span text:style-name="T17"><text:s text:c="2"/>&lt;property name="dist.dir" location="dist" /&gt; </text:span></text:p>
      <text:p text:style-name="P1"><text:span text:style-name="T17"><text:s text:c="2"/>&lt;property name="docs.dir" location="docs" /&gt; </text:span></text:p>
      <text:p text:style-name="P1"><text:span text:style-name="T18"/></text:p>
      <text:p text:style-name="P1"><text:span text:style-name="T19"><text:s text:c="2"/>&lt;!-- Deletes the existing build, docs and dist directory--&gt; </text:span></text:p>
      <text:p text:style-name="P1"><text:span text:style-name="T19"><text:s text:c="2"/>&lt;target name="clean"&gt; </text:span></text:p>
      <text:p text:style-name="P1"><text:span text:style-name="T19"><text:s text:c="4"/>&lt;delete dir="${build.dir}" /&gt; </text:span></text:p>
      <text:p text:style-name="P1"><text:span text:style-name="T19"><text:s text:c="4"/>&lt;delete dir="${docs.dir}" /&gt; </text:span></text:p>
      <text:p text:style-name="P1"><text:span text:style-name="T19"><text:s text:c="4"/>&lt;delete dir="${dist.dir}" /&gt; </text:span></text:p>
      <text:p text:style-name="P1"><text:span text:style-name="T19"><text:s text:c="2"/>&lt;/target&gt; </text:span></text:p>
      <text:p text:style-name="P1"><text:span text:style-name="T20"/></text:p>
      <text:p text:style-name="P1"><text:span text:style-name="T21"><text:s text:c="2"/>&lt;!-- Creates the<text:s text:c="2"/>build, docs and dist directory--&gt; </text:span></text:p>
      <text:p text:style-name="P1"><text:span text:style-name="T21"><text:s text:c="2"/>&lt;target name="makedir"&gt; </text:span></text:p>
      <text:p text:style-name="P1"><text:span text:style-name="T21"><text:s text:c="4"/>&lt;mkdir dir="${build.dir}" /&gt; </text:span></text:p>
      <text:p text:style-name="P1"><text:span text:style-name="T21"><text:s text:c="4"/>&lt;mkdir dir="${docs.dir}" /&gt; </text:span></text:p>
      <text:p text:style-name="P1"><text:span text:style-name="T21"><text:s text:c="4"/>&lt;mkdir dir="${dist.dir}" /&gt; </text:span></text:p>
      <text:p text:style-name="P1"><text:span text:style-name="T21"><text:s text:c="2"/>&lt;/target&gt; </text:span></text:p>
      <text:p text:style-name="P1"><text:span text:style-name="T22"/></text:p>
      <text:p text:style-name="P1"><text:span text:style-name="T23"><text:s text:c="2"/>&lt;!-- Compiles the java code (including the usage of library for JUnit --&gt; </text:span></text:p>
      <text:p text:style-name="P1"><text:span text:style-name="T23"><text:s text:c="2"/>&lt;target name="compile" depends="clean, makedir"&gt; </text:span></text:p>
      <text:p text:style-name="P1"><text:span text:style-name="T23"><text:s text:c="4"/>&lt;javac srcdir="${src.dir}" destdir="${build.dir}"&gt; </text:span></text:p>
      <text:p text:style-name="P1"><text:span text:style-name="T23"><text:s text:c="4"/>&lt;/javac&gt; </text:span></text:p>
      <text:p text:style-name="P1"><text:span text:style-name="T24"/></text:p>
      <text:p text:style-name="P1"><text:span text:style-name="T25"><text:s text:c="2"/>&lt;/target&gt; </text:span></text:p>
      <text:p text:style-name="P1"><text:span text:style-name="T26"/></text:p>
      <text:p text:style-name="P1"><text:span text:style-name="T27"><text:s text:c="2"/>&lt;!-- Creates Javadoc --&gt; </text:span></text:p>
      <text:p text:style-name="P1"><text:span text:style-name="T27"><text:s text:c="2"/>&lt;target name="docs" depends="compile"&gt; </text:span></text:p>
      <text:p text:style-name="P1"><text:span text:style-name="T27"><text:s text:c="4"/>&lt;javadoc packagenames="src" sourcepath="${src.dir}" destdir="${docs.dir}"&gt; </text:span></text:p>
      <text:p text:style-name="P1"><text:span text:style-name="T27"><text:s text:c="6"/>&lt;!-- Define which files / directory should get included, we include all --&gt; </text:span></text:p>
      <text:p text:style-name="P1"><text:span text:style-name="T27"><text:s text:c="7"/>&lt;fileset dir="${src.dir}"&gt; </text:span></text:p>
      <text:p text:style-name="P1"><text:span text:style-name="T27"><text:s text:c="16"/>&lt;include name="**" /&gt; </text:span></text:p>
      <text:p text:style-name="P1"><text:span text:style-name="T27"><text:s text:c="11"/>&lt;/fileset&gt; </text:span></text:p>
      <text:p text:style-name="P1"><text:span text:style-name="T27"><text:s text:c="4"/>&lt;/javadoc&gt; </text:span></text:p>
      <text:p text:style-name="P1"><text:span text:style-name="T27"><text:s text:c="2"/>&lt;/target&gt; </text:span></text:p>
      <text:p text:style-name="P1"><text:span text:style-name="T28"/></text:p>
      <text:p text:style-name="P1"><text:span text:style-name="T29"><text:s text:c="2"/>&lt;!--Creates the deployable jar file<text:s text:c="2"/>--&gt; </text:span></text:p>
      <text:p text:style-name="P1"><text:span text:style-name="T29"><text:s text:c="2"/>&lt;target name="jar" depends="compile"&gt; </text:span></text:p>
      <text:p text:style-name="P1"><text:span text:style-name="T29"><text:s text:c="4"/>&lt;jar destfile="${dist.dir}\de.vogella.build.test.ant.jar" basedir="${build.dir}"&gt; </text:span></text:p>
      <text:p text:style-name="P1"><text:span text:style-name="T29"><text:s text:c="6"/>&lt;manifest&gt; </text:span></text:p>
      <text:p text:style-name="P1"><text:span text:style-name="T29"><text:s text:c="8"/>&lt;attribute name="Main-Class" value="test.Main" /&gt; </text:span></text:p>
      <text:p text:style-name="P1"><text:span text:style-name="T29"><text:s text:c="6"/>&lt;/manifest&gt; </text:span></text:p>
      <text:p text:style-name="P1"><text:span text:style-name="T29"><text:s text:c="4"/>&lt;/jar&gt; </text:span></text:p>
      <text:p text:style-name="P1"><text:span text:style-name="T29"><text:s text:c="2"/>&lt;/target&gt; </text:span></text:p>
      <text:p text:style-name="P1"><text:span text:style-name="T30"/></text:p>
      <text:p text:style-name="P1"><text:span text:style-name="T31"><text:s text:c="2"/>&lt;target name="main" depends="compile, jar, docs"&gt; </text:span></text:p>
      <text:p text:style-name="P1"><text:span text:style-name="T31"><text:s text:c="4"/>&lt;description&gt;Main target&lt;/description&gt; </text:span></text:p>
      <text:p text:style-name="P1"><text:span text:style-name="T31"><text:s text:c="2"/>&lt;/target&gt; </text:span></text:p>
      <text:p text:style-name="P1"><text:span text:style-name="T32">&lt;/project&gt;<text:s/></text:span><text:span text:style-name="T33"/></text:p>
      <text:p text:style-name="P1"><draw:frame text:anchor-type="as-char" svg:width="170.13mm" svg:height="95.51mm" style:rel-width="scale" style:rel-height="scale"><draw:object-ole xlink:href="OleObj1"/><draw:image xlink:href="ObjectReplacements/OleObj1"/></draw:frame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